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text-properties fo:font-weight="normal" style:font-weight-asian="normal" style:font-weight-complex="normal"/>
    </style:style>
    <style:style style:name="T1" style:family="text">
      <style:text-properties officeooo:rsid="000d7764"/>
    </style:style>
    <style:style style:name="T2" style:family="text">
      <style:text-properties fo:font-weight="bold" style:font-weight-asian="bold" style:font-weight-complex="bold"/>
    </style:style>
    <style:style style:name="T3" style:family="text">
      <style:text-properties officeooo:rsid="000e2de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Covert Channel Detection in the ICMP Payload Using Support Vector Machine </text:h>
      <text:p text:style-name="Text_20_body"/>
      <text:p text:style-name="Text_20_body"><text:span text:style-name="T1">M</text:span>any network devices consider ICMP traffic to be benign and will allow it to pass through, unmolested. So, attackers can generate ar bitrary information tunneling in the payload of ICMP packets. </text:p>
      <text:p text:style-name="Text_20_body"/>
      <text:p text:style-name="Text_20_body"/>
      <text:p text:style-name="Text_20_body">To detect a ICMP covert channel, we used SVM which has excellent performance in pattern classification problems. </text:p>
      <text:p text:style-name="Text_20_body"/>
      <text:p text:style-name="Text_20_body">Our experiments showed that the pro posed method could detect the ICMP covert channel from normal ICMP traffic using SVM. </text:p>
      <text:p text:style-name="Text_20_body"/>
      <text:p text:style-name="Quotations">Introduction </text:p>
      <text:p text:style-name="Text_20_body">Currently, internet environment has many problems in information security as its network is increasing rapidly. </text:p>
      <text:p text:style-name="Text_20_body"/>
      <text:p text:style-name="Text_20_body">So, various solutions for security protection such as IDS, firewall, ESM, VPN have been evolved. </text:p>
      <text:p text:style-name="Text_20_body"/>
      <text:p text:style-name="Text_20_body">Although these solutions were widely used, they have yet much vulnerability due to the problems of the protocol itself. </text:p>
      <text:p text:style-name="Text_20_body"/>
      <text:p text:style-name="Text_20_body">One of the vulnerability is the possibility of hidden channel cre ation. </text:p>
      <text:p text:style-name="Text_20_body"/>
      <text:p text:style-name="Text_20_body">The hidden channels are defined as the communication channel used in a process which transmits information by some methods violating the system’s security policy. </text:p>
      <text:p text:style-name="Text_20_body"/>
      <text:p text:style-name="Text_20_body">This channel is used for transmitting special information to pro cesses or users prevented from accessing the information[1]. </text:p>
      <text:p text:style-name="Text_20_body"/>
      <text:p text:style-name="Text_20_body">To detect the ICMP covert channel, we used SVM </text:p>
      <text:list text:style-name="L1">
        <text:list-item>
          <text:p text:style-name="P1">is known as a kind of the Universal Feed Foreword Network proposed by Vapnik in 1995, is efficient to complex pattern recognition and classification. </text:p>
        </text:list-item>
      </text:list>
      <text:p text:style-name="Text_20_body"/>
      <text:list text:continue-numbering="true" text:style-name="L1">
        <text:list-item>
          <text:p text:style-name="P2"><text:soft-page-break/>Section 2 addresses related work of Covert Channel. </text:p>
        </text:list-item>
        <text:list-item>
          <text:p text:style-name="P2">Section 3 describes the background of SVM. </text:p>
        </text:list-item>
        <text:list-item>
          <text:p text:style-name="P2">Our de tection approach is explained in section 4. </text:p>
        </text:list-item>
        <text:list-item>
          <text:p text:style-name="P2">Experiments are explained in section 5, followed by conclusions and future work in section 6. </text:p>
        </text:list-item>
      </text:list>
      <text:p text:style-name="Text_20_body"><text:span text:style-name="T2"/></text:p>
      <text:p text:style-name="Quotations">Related Work </text:p>
      <text:p text:style-name="Text_20_body">Paper[5] and [6] describe works related to the various covert channel establishments. </text:p>
      <text:p text:style-name="Text_20_body"/>
      <text:p text:style-name="Text_20_body"/>
      <text:p text:style-name="Quotations">Support Vector Machine </text:p>
      <text:p text:style-name="Text_20_body">The SVM provides a generic mechanism to fit the data within a surface of a hy perplane of a class through the use of a kernel function. </text:p>
      <text:p text:style-name="Text_20_body"/>
      <text:p text:style-name="Text_20_body">SVM for Classification </text:p>
      <text:p text:style-name="Text_20_body">In this section we review some basic ideas of SVM. </text:p>
      <text:p text:style-name="Text_20_body"/>
      <text:p text:style-name="Text_20_body">The goal of SVM is to find an optimal hyperplane for which the margin of separation ,ρ, is maximized. </text:p>
      <text:p text:style-name="Text_20_body"/>
      <text:p text:style-name="Text_20_body"/>
      <text:p text:style-name="Quotations">ICMPCovert Channel Detection </text:p>
      <text:p text:style-name="Text_20_body">ICMP type 0x0 specifies an ICMP echo reply and type 0x8 indicates an ICMP echo request. </text:p>
      <text:p text:style-name="Text_20_body"/>
      <text:p text:style-name="Text_20_body">This is what the ping program does. This ping traffic is ubiquitous to almost every TCP/IP based network and subnetwork. </text:p>
      <text:p text:style-name="Text_20_body"/>
      <text:p text:style-name="Text_20_body">As such, many networks consider ping traffic to be benign and will allow it to pass through, unmolested. </text:p>
      <text:p text:style-name="Text_20_body"/>
      <text:p text:style-name="Text_20_body">ICMP echo packets also have the option to include a payload. </text:p>
      <text:p text:style-name="Text_20_body"/>
      <text:p text:style-name="Text_20_body"><text:soft-page-break/>This data section is used when the record route option is specified, or the more common case, usually the default to store timing information to determine round-trip times. </text:p>
      <text:p text:style-name="Text_20_body"/>
      <text:p text:style-name="Text_20_body"><text:span text:style-name="T1">T</text:span>here is no check by any device as to the content of the data. </text:p>
      <text:p text:style-name="Text_20_body"/>
      <text:p text:style-name="Text_20_body"><text:span text:style-name="T1">T</text:span>his amount of data can also be arbitrary in content as well[8] </text:p>
      <text:p text:style-name="Text_20_body"/>
      <text:p text:style-name="Text_20_body">The arbitrary contents of the payload can have various data according to the message types of ICMP protocol and kinds of the operating system(OS) </text:p>
      <text:p text:style-name="Text_20_body"/>
      <text:p text:style-name="Text_20_body">In case of the normal ICMP packet, it has insignificant values or null values and so on. Namely, therein can lie the covert channels. </text:p>
      <text:p text:style-name="Text_20_body"/>
      <text:p text:style-name="Text_20_body">In this paper, we propose a model to detect covert channel in the ICMP payload. </text:p>
      <text:p text:style-name="Text_20_body"/>
      <text:p text:style-name="Text_20_body"><text:span text:style-name="T1">T</text:span>he characteristic of payload of each OS is normally the same or it has the successive change of one byte in the payload. </text:p>
      <text:p text:style-name="Text_20_body">The rest 4 bytes of ICMP header are dependent on the each ICMP message type. </text:p>
      <text:p text:style-name="Text_20_body"/>
      <text:p text:style-name="Text_20_body"/>
      <text:p text:style-name="Text_20_body">Thus, we propose the detection method of ICMP covert channel using SVM with the characteristic of ICMP packet payload and the 4 bytes of ICMP header </text:p>
      <text:p text:style-name="Text_20_body"/>
      <text:p text:style-name="Text_20_body"><text:span text:style-name="T3">T</text:span>he preprocessed packets are classified as a training data set and a test data set. Each dimension, which means one input feature in SVM, is converted to decimal value </text:p>
      <text:p text:style-name="Text_20_body"/>
      <text:p text:style-name="Text_20_body">hexa values of 16bits(2bytes) are rearranged by the integer value of decimal in the raw dump values of packet </text:p>
      <text:p text:style-name="Text_20_body"/>
      <text:p text:style-name="Text_20_body">Finally, we learn the SVM using training data set and classified test data set with the SVM classifier[11]. </text:p>
      <text:p text:style-name="Text_20_body"/>
      <text:p text:style-name="Quotations">Experiment </text:p>
      <text:p text:style-name="Text_20_body">The SVM data is first comprised of two data sets : a training data set and a test data set. </text:p>
      <text:p text:style-name="Text_20_body"><text:soft-page-break/></text:p>
      <text:p text:style-name="Text_20_body">We preprocessed the raw packet values in order to make training data and testing data in the SVM. Through the preprocessing, the feature is determined. </text:p>
      <text:p text:style-name="Text_20_body"/>
      <text:p text:style-name="Text_20_body">The determined features are comprised of two cases </text:p>
      <text:p text:style-name="Text_20_body">Each training data set is comprised of 4000 packets. </text:p>
      <text:p text:style-name="Text_20_body"/>
      <text:p text:style-name="Text_20_body">The abnormal packets of the test set have packets which are forged using Loki2 tool. SVM detection tool used here is the freeware package mySVM[11]. </text:p>
      <text:p text:style-name="Text_20_body"/>
      <text:p text:style-name="Text_20_body">To compare the detection performance, we used the two SVM kernels : linear, polynomial type. </text:p>
      <text:p text:style-name="Text_20_body"/>
      <text:p text:style-name="Text_20_body">Experiment Results </text:p>
      <text:p text:style-name="Text_20_body">In case of the SVM training set, we can see that it is more efficient to classify the abnormal packets by assuming all the general types of ICMP packets are normal </text:p>
      <text:p text:style-name="Text_20_body"/>
      <text:p text:style-name="Text_20_body">Also, we can see in table 4 that detection performance is better in a 15 dimension and is best in polynomial kernel with degree of 3. </text:p>
      <text:p text:style-name="Text_20_body"/>
      <text:p text:style-name="Text_20_body">In this paper, we proposed the SVM method with some features of ICMP. </text:p>
      <text:p text:style-name="Text_20_body"/>
      <text:p text:style-name="Quotations">Conclusion and Future Work </text:p>
      <text:p text:style-name="Text_20_body">The goal of this paper was to propose the detection method for ICMP covert chan nels with SVM among the many covert channels. </text:p>
      <text:p text:style-name="Text_20_body"/>
      <text:p text:style-name="Text_20_body">The preprocessing for SVM learning to detect a covert channel consisted of two cases: one case includes only an ICMP payload and the other case includes an ICMP payload and the remain ing 4 bytes of the ICMP header. </text:p>
      <text:p text:style-name="Text_20_body"/>
      <text:p text:style-name="Text_20_body">The experiment results show that under these conditions, the detection provided by the SVM learning described the high correction rate </text:p>
      <text:p text:style-name="Text_20_body"/>
      <text:p text:style-name="Text_20_body">Future work will include the expansion of training sets, test sets and the experiments for various kernels which can be use for performance improvement and some of its constraint parameters. </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6T19:39:42.096000000</meta:creation-date>
    <dc:date>2025-03-26T20:08:42.790000000</dc:date>
    <meta:editing-duration>PT28M59S</meta:editing-duration>
    <meta:editing-cycles>3</meta:editing-cycles>
    <meta:generator>LibreOffice/7.5.7.1$Windows_X86_64 LibreOffice_project/47eb0cf7efbacdee9b19ae25d6752381ede23126</meta:generator>
    <meta:document-statistic meta:table-count="0" meta:image-count="0" meta:object-count="0" meta:page-count="5" meta:paragraph-count="57" meta:word-count="942" meta:character-count="5565" meta:non-whitespace-character-count="4628"/>
  </office:meta>
</office:document-meta>
</file>